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09df" officeooo:paragraph-rsid="000f09df"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517a" officeooo:paragraph-rsid="0010517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officeooo:rsid="000bc9a5" officeooo:paragraph-rsid="000bc9a5"/>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rsid="0014ff21" officeooo:paragraph-rsid="0014ff21"/>
    </style:style>
    <style:style style:name="P8" style:family="paragraph" style:parent-style-name="Standard">
      <style:paragraph-properties fo:text-align="justify" style:justify-single-word="false"/>
      <style:text-properties officeooo:rsid="0016e935" officeooo:paragraph-rsid="0016e935"/>
    </style:style>
    <style:style style:name="P9" style:family="paragraph" style:parent-style-name="Standard">
      <style:paragraph-properties fo:text-align="justify" style:justify-single-word="false"/>
      <style:text-properties officeooo:rsid="0013175e" officeooo:paragraph-rsid="0013175e"/>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text-align="justify" style:justify-single-word="false" fo:break-before="page"/>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a41e5"/>
    </style:style>
    <style:style style:name="P14" style:family="paragraph" style:parent-style-name="Standard">
      <style:paragraph-properties fo:text-align="justify" style:justify-single-word="false"/>
      <style:text-properties officeooo:rsid="001a41e5" officeooo:paragraph-rsid="001a41e5"/>
    </style:style>
    <style:style style:name="P15" style:family="paragraph" style:parent-style-name="Standard">
      <style:paragraph-properties fo:text-align="justify" style:justify-single-word="false"/>
      <style:text-properties officeooo:rsid="001ab39a" officeooo:paragraph-rsid="001ab39a"/>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officeooo:rsid="001c2ba0" officeooo:paragraph-rsid="001c2ba0"/>
    </style:style>
    <style:style style:name="P18" style:family="paragraph" style:parent-style-name="Standard">
      <style:paragraph-properties fo:text-align="justify" style:justify-single-word="false"/>
      <style:text-properties officeooo:rsid="001cdf19" officeooo:paragraph-rsid="001cdf19"/>
    </style:style>
    <style:style style:name="P19" style:family="paragraph" style:parent-style-name="Standard">
      <style:paragraph-properties fo:text-align="justify" style:justify-single-word="false" fo:break-before="page"/>
      <style:text-properties fo:font-weight="bold" style:font-weight-asian="bold" style:font-weight-complex="bold"/>
    </style:style>
    <style:style style:name="T1" style:family="text">
      <style:text-properties officeooo:rsid="000c298a"/>
    </style:style>
    <style:style style:name="T2" style:family="text">
      <style:text-properties officeooo:rsid="000f09df"/>
    </style:style>
    <style:style style:name="T3" style:family="text">
      <style:text-properties officeooo:rsid="0013175e"/>
    </style:style>
    <style:style style:name="T4" style:family="text">
      <style:text-properties officeooo:rsid="0015c711"/>
    </style:style>
    <style:style style:name="T5" style:family="text">
      <style:text-properties officeooo:rsid="001a41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Consider the computation (m1+m2)+(m3*m4) where m1, . . . denote the content of</text:p>
      <text:p text:style-name="P4">memory locations.</text:p>
      <text:p text:style-name="P4"/>
      <text:p text:style-name="P4">(a) Write assembly code typical of RISC machines for this computation. Use at most two operands for each instruction (e.g., ADD r1 r2 for r1 &lt;- r1 + r2) and use at most three registers altogether. The result of the computation should be stored in a register.</text:p>
      <text:p text:style-name="P4"/>
      <text:p text:style-name="P5"><text:span text:style-name="T2">I1:<text:tab/></text:span>LOAD r1, m1</text:p>
      <text:p text:style-name="P5"><text:span text:style-name="T2">I2:<text:tab/></text:span>LOAD r2, m2</text:p>
      <text:p text:style-name="P5"><text:span text:style-name="T2">I3:<text:tab/></text:span>ADD r1, r2</text:p>
      <text:p text:style-name="P5"><text:span text:style-name="T2">I4:<text:tab/></text:span>LOAD r2, m3</text:p>
      <text:p text:style-name="P5"><text:span text:style-name="T2">I5:<text:tab/></text:span>LOAD r3, m4</text:p>
      <text:p text:style-name="P5"><text:span text:style-name="T2">I6:<text:tab/></text:span>ADD r2, r3</text:p>
      <text:p text:style-name="P5"><text:span text:style-name="T2">I7:<text:tab/></text:span>MUL r1, r2</text:p>
      <text:p text:style-name="P6"/>
      <text:p text:style-name="P6"/>
      <text:p text:style-name="P4">(b) Briefly describe the main idea for superscalar processors.</text:p>
      <text:p text:style-name="P6"><text:line-break/><text:span text:style-name="T1">A superscalar CPU is CPU that can process more than one instruction per cycle in parallel. For example if CPU has several ALU unit it can execute several arithmetic operations at once. It is often combined with pipelining, which allows CPU to concurrently have different stages of instruction cycles, and out-of-order, which allows CPU to <text:s/>. <text:s/></text:span></text:p>
      <text:p text:style-name="P6"/>
      <text:p text:style-name="P4">(c) Show the pipeline activity by drawing a diagram when the assembly code is executed on a superscalar processor. There are four pipeline stages: fetch– decode, register-read, execute and write-back, and there are two functional units for each pipeline stage. State you additional assumptions.</text:p>
      <text:p text:style-name="P6"/>
      <table:table table:name="Table1" table:style-name="Table1">
        <table:table-column table:style-name="Table1.A" table:number-columns-repeated="5"/>
        <table:table-row>
          <table:table-cell table:style-name="Table1.A1" office:value-type="string">
            <text:p text:style-name="P1">Cycle</text:p>
          </table:table-cell>
          <table:table-cell table:style-name="Table1.A1" office:value-type="string">
            <text:p text:style-name="P1">Fetch-Decode</text:p>
          </table:table-cell>
          <table:table-cell table:style-name="Table1.A1" office:value-type="string">
            <text:p text:style-name="P1">Register Read</text:p>
          </table:table-cell>
          <table:table-cell table:style-name="Table1.A1" office:value-type="string">
            <text:p text:style-name="P1">Execute</text:p>
          </table:table-cell>
          <table:table-cell table:style-name="Table1.E1" office:value-type="string">
            <text:p text:style-name="P1">Write Back</text:p>
          </table:table-cell>
        </table:table-row>
        <table:table-row>
          <table:table-cell table:style-name="Table1.A2" office:value-type="string">
            <text:p text:style-name="P2">1</text:p>
          </table:table-cell>
          <table:table-cell table:style-name="Table1.A2" office:value-type="string">
            <text:p text:style-name="P2">I1, I2</text:p>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2">2</text:p>
          </table:table-cell>
          <table:table-cell table:style-name="Table1.A2" office:value-type="string">
            <text:p text:style-name="P2">I3, I4</text:p>
          </table:table-cell>
          <table:table-cell table:style-name="Table1.A2" office:value-type="string">
            <text:p text:style-name="P3"/>
          </table:table-cell>
          <table:table-cell table:style-name="Table1.A2" office:value-type="string">
            <text:p text:style-name="P2">I1, I2</text:p>
          </table:table-cell>
          <table:table-cell table:style-name="Table1.E2" office:value-type="string">
            <text:p text:style-name="P3"/>
          </table:table-cell>
        </table:table-row>
        <table:table-row>
          <table:table-cell table:style-name="Table1.A2" office:value-type="string">
            <text:p text:style-name="P2">3</text:p>
          </table:table-cell>
          <table:table-cell table:style-name="Table1.A2" office:value-type="string">
            <text:p text:style-name="P2">I5, I6</text:p>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2">I1, I2</text:p>
          </table:table-cell>
        </table:table-row>
        <table:table-row>
          <table:table-cell table:style-name="Table1.A2" office:value-type="string">
            <text:p text:style-name="P2">4</text:p>
          </table:table-cell>
          <table:table-cell table:style-name="Table1.A2" office:value-type="string">
            <text:p text:style-name="P2">I7</text:p>
          </table:table-cell>
          <table:table-cell table:style-name="Table1.A2" office:value-type="string">
            <text:p text:style-name="P2">I3</text:p>
          </table:table-cell>
          <table:table-cell table:style-name="Table1.A2" office:value-type="string">
            <text:p text:style-name="P2">I4, I5</text:p>
          </table:table-cell>
          <table:table-cell table:style-name="Table1.E2" office:value-type="string">
            <text:p text:style-name="P3"/>
          </table:table-cell>
        </table:table-row>
        <table:table-row>
          <table:table-cell table:style-name="Table1.A2" office:value-type="string">
            <text:p text:style-name="P2">5</text:p>
          </table:table-cell>
          <table:table-cell table:style-name="Table1.A2" office:value-type="string">
            <text:p text:style-name="P3"/>
          </table:table-cell>
          <table:table-cell table:style-name="Table1.A2" office:value-type="string">
            <text:p text:style-name="P2"/>
          </table:table-cell>
          <table:table-cell table:style-name="Table1.A2" office:value-type="string">
            <text:p text:style-name="P2">I3</text:p>
          </table:table-cell>
          <table:table-cell table:style-name="Table1.E2" office:value-type="string">
            <text:p text:style-name="P2">I4, I5</text:p>
          </table:table-cell>
        </table:table-row>
        <table:table-row>
          <table:table-cell table:style-name="Table1.A2" office:value-type="string">
            <text:p text:style-name="P2">6</text:p>
          </table:table-cell>
          <table:table-cell table:style-name="Table1.A2" office:value-type="string">
            <text:p text:style-name="P3"/>
          </table:table-cell>
          <table:table-cell table:style-name="Table1.A2" office:value-type="string">
            <text:p text:style-name="P2">I6</text:p>
          </table:table-cell>
          <table:table-cell table:style-name="Table1.A2" office:value-type="string">
            <text:p text:style-name="P3"/>
          </table:table-cell>
          <table:table-cell table:style-name="Table1.E2" office:value-type="string">
            <text:p text:style-name="P2">I3</text:p>
          </table:table-cell>
        </table:table-row>
        <table:table-row>
          <table:table-cell table:style-name="Table1.A2" office:value-type="string">
            <text:p text:style-name="P2">7</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2">I6</text:p>
          </table:table-cell>
          <table:table-cell table:style-name="Table1.E2" office:value-type="string">
            <text:p text:style-name="P3"/>
          </table:table-cell>
        </table:table-row>
        <table:table-row>
          <table:table-cell table:style-name="Table1.A2" office:value-type="string">
            <text:p text:style-name="P2">8</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2">I6</text:p>
          </table:table-cell>
        </table:table-row>
        <table:table-row>
          <table:table-cell table:style-name="Table1.A2" office:value-type="string">
            <text:p text:style-name="P2">9</text:p>
          </table:table-cell>
          <table:table-cell table:style-name="Table1.A2" office:value-type="string">
            <text:p text:style-name="P3"/>
          </table:table-cell>
          <table:table-cell table:style-name="Table1.A2" office:value-type="string">
            <text:p text:style-name="P2">I7</text:p>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2">10</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2">I7</text:p>
          </table:table-cell>
          <table:table-cell table:style-name="Table1.E2" office:value-type="string">
            <text:p text:style-name="P3"/>
          </table:table-cell>
        </table:table-row>
        <table:table-row>
          <table:table-cell table:style-name="Table1.A2" office:value-type="string">
            <text:p text:style-name="P2">11</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2">I7</text:p>
          </table:table-cell>
        </table:table-row>
      </table:table>
      <text:p text:style-name="P6"/>
      <text:p text:style-name="P11">2. (a) List the most important registers in a generic CPU and briefly explain their</text:p>
      <text:p text:style-name="P4">functions.</text:p>
      <text:p text:style-name="P6"/>
      <text:p text:style-name="P7">Program counter – <text:span text:style-name="T4">hold info about next instruction</text:span></text:p>
      <text:p text:style-name="P7">Instruction Register – <text:span text:style-name="T4">current instruction</text:span></text:p>
      <text:p text:style-name="P7">Memory Buffer Register – <text:span text:style-name="T4">data from memory</text:span></text:p>
      <text:p text:style-name="P7">Memory Address Register – <text:span text:style-name="T4">address in memory</text:span></text:p>
      <text:p text:style-name="P7">Program status word – <text:span text:style-name="T4">CPU status</text:span></text:p>
      <text:p text:style-name="P7">Accumulator – <text:span text:style-name="T4">results of ALU</text:span></text:p>
      <text:p text:style-name="P7">General registers – <text:span text:style-name="T4">temporary data</text:span></text:p>
      <text:p text:style-name="P7"/>
      <text:p text:style-name="P7"/>
      <text:p text:style-name="P7"/>
      <text:p text:style-name="P4"><text:span text:style-name="T3">(</text:span>b) Briefly describe the compiler-based register optimization technique (typically</text:p>
      <text:p text:style-name="P4">used for RISC machines).</text:p>
      <text:p text:style-name="P6"/>
      <text:p text:style-name="P18">Compiler based register optimization technique </text:p>
      <text:p text:style-name="P6"/>
      <text:p text:style-name="P4">(c) Explain what register windows are and how they are used to improve performance.</text:p>
      <text:p text:style-name="P6"/>
      <text:p text:style-name="P8">These are registers that hold instruction after fetch-decode phase.</text:p>
      <text:p text:style-name="P11">3. Consider the following attempt to solve the critical section problem for two processes where the initial value of turn is 0 or 1:</text:p>
      <text:p text:style-name="P9"/>
      <text:p text:style-name="P9">P0</text:p>
      <text:p text:style-name="P6">while(TRUE){</text:p>
      <text:p text:style-name="P6">while(turn!=0);</text:p>
      <text:p text:style-name="P6">critical-section();</text:p>
      <text:p text:style-name="P6">turn=1;</text:p>
      <text:p text:style-name="P6">noncritical-section();</text:p>
      <text:p text:style-name="P6">}</text:p>
      <text:p text:style-name="P9"/>
      <text:p text:style-name="P9">P1</text:p>
      <text:p text:style-name="P6">while(TRUE){</text:p>
      <text:p text:style-name="P6">while(turn!=1);</text:p>
      <text:p text:style-name="P6">critical-section();</text:p>
      <text:p text:style-name="P6">turn=0;</text:p>
      <text:p text:style-name="P6">noncritical-section();</text:p>
      <text:p text:style-name="P6">}</text:p>
      <text:p text:style-name="P6"/>
      <text:p text:style-name="P4">a) Briefly explain the concepts of race condition, critical section and mutual exclusion.</text:p>
      <text:p text:style-name="P14"/>
      <text:p text:style-name="P13"><text:span text:style-name="T5">Race condition – when multiple processess/threads wants to access the same resources the results depends which of them will be dispatched first</text:span></text:p>
      <text:p text:style-name="P13"/>
      <text:p text:style-name="P15">Critical section – part of the program where share memory is accessed</text:p>
      <text:p text:style-name="P15"/>
      <text:p text:style-name="P15">Mutual exclusion – no two processes can be in critical section at the same time</text:p>
      <text:p text:style-name="P6"/>
      <text:p text:style-name="P4">(b) Explain whether the above code avoids deadlock</text:p>
      <text:p text:style-name="P6"/>
      <text:p text:style-name="P17">Yes, it avoids deadlock because only one program can be in critical section. When turn is set to a given integer it will allow only one program to execute its code and the other process must wait.</text:p>
      <text:p text:style-name="P6"/>
      <text:p text:style-name="P4">(c) Explain whether the above code is starvation free.</text:p>
      <text:p text:style-name="P6"/>
      <text:p text:style-name="P17">It is starvation free because after executing its critical section it change flag to opposite – ie. it blocks this process from re-entering into critical section again. So in the effect processes run one after each other. </text:p>
      <text:p text:style-name="P6"/>
      <text:p text:style-name="P6"/>
      <text:p text:style-name="P10">4. (a) Explain the benefits of the virtual memory technique.</text:p>
      <text:p text:style-name="P6"/>
      <text:p text:style-name="P6">(b) Explain the concept of locality of reference.</text:p>
      <text:p text:style-name="P6"/>
      <text:p text:style-name="P6">(c) Consider a (RISC) machine that uses 4KB pages and 4-byte instructions, and assume that a process switch just occurred. Loading a page from the hard disk into memory takes 10 ms. The initial probability (after the process switch) that a referenced instruction is in main memory is 0.1. How many milliseconds does it take to load the first referenced instruction into the IR on average? (You can ignore the loading time from main memory into the IR.)</text:p>
      <text:p text:style-name="P6"/>
      <text:p text:style-name="P6">(d) Explain how the situation changes for loading the second instruction, and give an estimate for the average load time in milliseconds for this case. (You can assume that the first instruction referenced is not a jump.)</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16T13:22:06.150827871</meta:creation-date>
    <meta:generator>LibreOffice/6.3.5.2$Linux_X86_64 LibreOffice_project/30$Build-2</meta:generator>
    <dc:date>2020-05-17T20:13:59.351496054</dc:date>
    <meta:editing-duration>PT9H34M53S</meta:editing-duration>
    <meta:editing-cycles>15</meta:editing-cycles>
    <meta:document-statistic meta:table-count="1" meta:image-count="0" meta:object-count="0" meta:page-count="4" meta:paragraph-count="87" meta:word-count="655" meta:character-count="3918" meta:non-whitespace-character-count="3333"/>
  </office:meta>
</office:document-meta>
</file>